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fo:font-size="14pt" style:font-size-asian="14pt" style:text-underline-type="double" style:text-underline-style="solid" style:text-underline-width="auto" style:text-underline-mode="continuous"/>
    </style:style>
    <style:style style:name="P2" style:parent-style-name="Normal" style:family="paragraph">
      <style:paragraph-properties fo:margin-bottom="0in" fo:line-height="100%"/>
    </style:style>
    <style:style style:name="P3" style:parent-style-name="Normal" style:family="paragraph">
      <style:paragraph-properties fo:margin-bottom="0in" fo:line-height="100%"/>
    </style:style>
    <style:style style:name="P4" style:parent-style-name="Normal" style:family="paragraph">
      <style:paragraph-properties fo:margin-bottom="0in" fo:line-height="100%"/>
    </style:style>
    <style:style style:name="P5" style:parent-style-name="Normal" style:family="paragraph">
      <style:paragraph-properties fo:margin-bottom="0in" fo:line-height="100%"/>
    </style:style>
    <style:style style:name="P6" style:parent-style-name="Normal" style:family="paragraph">
      <style:paragraph-properties fo:margin-bottom="0in" fo:line-height="100%"/>
    </style:style>
    <style:style style:name="P7" style:parent-style-name="Normal" style:family="paragraph">
      <style:paragraph-properties fo:margin-bottom="0in" fo:line-height="100%"/>
    </style:style>
    <style:style style:name="P8" style:parent-style-name="Normal" style:family="paragraph">
      <style:paragraph-properties fo:margin-bottom="0in" fo:line-height="100%"/>
    </style:style>
    <style:style style:name="P9" style:parent-style-name="Normal" style:family="paragraph">
      <style:paragraph-properties fo:margin-bottom="0in" fo:line-height="100%"/>
    </style:style>
    <style:style style:name="P10" style:parent-style-name="Normal" style:family="paragraph">
      <style:paragraph-properties fo:margin-bottom="0in" fo:line-height="100%"/>
    </style:style>
    <style:style style:name="P11" style:parent-style-name="Normal" style:family="paragraph">
      <style:paragraph-properties fo:margin-bottom="0in" fo:line-height="100%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margin-bottom="0in" fo:line-height="100%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</style:style>
    <style:style style:name="P18" style:parent-style-name="Normal" style:family="paragraph">
      <style:paragraph-properties fo:margin-bottom="0in" fo:line-height="100%"/>
    </style:style>
    <style:style style:name="P19" style:parent-style-name="Normal" style:family="paragraph">
      <style:paragraph-properties fo:margin-bottom="0in" fo:line-height="100%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Diploma -in-Engineering Technology available in bd</text:p>
      <text:p text:style-name="P2"/>
      <text:p text:style-name="P3">Architecture Technology</text:p>
      <text:p text:style-name="P4">Architecture and Interior Design Technology</text:p>
      <text:p text:style-name="P5">Automobile Technology</text:p>
      <text:p text:style-name="P6"/>
      <text:p text:style-name="P7">Computer Technology</text:p>
      <text:p text:style-name="P8">Computer Science and Technolgy</text:p>
      <text:p text:style-name="P9">Construction Technology</text:p>
      <text:p text:style-name="P10">Civil Technology</text:p>
      <text:p text:style-name="P11">Civil (Wood) Technology</text:p>
      <text:p text:style-name="P12">Ceramic Technology</text:p>
      <text:p text:style-name="P13">Chemical Technology</text:p>
      <text:p text:style-name="P14"/>
      <text:p text:style-name="P15">Data Communication and Networking</text:p>
      <text:p text:style-name="P16"/>
      <text:p text:style-name="P17">Electro-Medical Technology</text:p>
      <text:p text:style-name="P18">Environmental Technology</text:p>
      <text:p text:style-name="P19">Electronics Technology</text:p>
      <text:p text:style-name="P20">Electrical Technology</text:p>
      <text:p text:style-name="P21"/>
      <text:p text:style-name="P22">Food Technology</text:p>
      <text:p text:style-name="P23"/>
      <text:soft-page-break/>
      <text:p text:style-name="P24">Glass Technology</text:p>
      <text:p text:style-name="P25">Garment Design and Pattern Making</text:p>
      <text:p text:style-name="P26">Graphic<text:s/>Design Technology</text:p>
      <text:p text:style-name="P27"/>
      <text:p text:style-name="P28">Instrumentation and process Technology</text:p>
      <text:p text:style-name="P29"/>
      <text:p text:style-name="P30">Mechanical Technology</text:p>
      <text:p text:style-name="P31">Mining and Mine Survey Technology</text:p>
      <text:p text:style-name="P32">Mecatronics</text:p>
      <text:p text:style-name="P33"/>
      <text:p text:style-name="P34">Power Technology</text:p>
      <text:p text:style-name="P35">Printing Technology</text:p>
      <text:p text:style-name="P36"/>
      <text:p text:style-name="P37">Refrigeration and Air Conditioning Technology</text:p>
      <text:p text:style-name="P38"/>
      <text:p text:style-name="P39">Surveying Technology</text:p>
      <text:p text:style-name="P40"/>
      <text:p text:style-name="P41">Tourism and Hospitality</text:p>
      <text:p text:style-name="P42">Tourism and Hospitality Management</text:p>
      <text:p text:style-name="P43">Telecommunication Technolog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indows User</meta:initial-creator>
    <dc:creator>word</dc:creator>
    <meta:creation-date>2020-06-16T09:52:00Z</meta:creation-date>
    <dc:date>2020-06-16T09:52:00Z</dc:date>
    <meta:template xlink:href="Normal" xlink:type="simple"/>
    <meta:editing-cycles>2</meta:editing-cycles>
    <meta:editing-duration>PT0S</meta:editing-duration>
    <meta:document-statistic meta:page-count="2" meta:paragraph-count="1" meta:word-count="124" meta:character-count="830" meta:row-count="5" meta:non-whitespace-character-count="707"/>
  </office:meta>
</office:document-meta>
</file>